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30_20-01-24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30_20-01-30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30_20-01-34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30_20-01-44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：ユンボ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：ユンボ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：ユンボ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30_20-01-50_000.jpg</text:p>
          </table:table-cell>
          <table:table-cell table:style-name="ce12" office:value-type="string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">
            <text:p><text:s/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建設用機械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01_02-25-09_000.jpg</text:p>
          </table:table-cell>
          <table:table-cell table:style-name="ce12" office:value-type="string">
            <text:p>:m :PHOTO 寝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01_07-46-28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01_07-53-11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01_10-59-57_000.jpg</text:p>
          </table:table-cell>
          <table:table-cell table:style-name="ce12" office:value-type="string">
            <text:p>:PHOTO 記録 / PC画面 / デスクトップPC / subject=寄付金、入金 / for=electronic-intifada / amount=USD:65, other=year-end-donation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PHOTO 記録 / PC画面 / デスクトップPC / subject=寄付金、入金 / for=electronic-intifada / amount=USD:65, other=year-end-donation">
            <text:p>:PHOTO 記録 / PC画面 / デスクトップPC / subject=寄付金、入金 / for=electronic-intifada / amount=USD:65, other=year-end-donation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01_11-02-23_000.jpg</text:p>
          </table:table-cell>
          <table:table-cell table:style-name="ce12" office:value-type="string">
            <text:p>:PHOTO 記録 / PC画面 / デスクトップPC / subject=寄付金、入金 / for=electronic-intifada / amount=USD:65, other=year-end-donation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PHOTO 記録 / PC画面 / デスクトップPC / subject=寄付金、入金 / for=electronic-intifada / amount=USD:65, other=year-end-donation">
            <text:p>:PHOTO 記録 / PC画面 / デスクトップPC / subject=寄付金、入金 / for=electronic-intifada / amount=USD:65, other=year-end-donation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2-01_12-28-00_000.jpg</text:p>
          </table:table-cell>
          <table:table-cell table:style-name="ce12" office:value-type="string">
            <text:p>:m RES 1*1 / free# JVEMV6 76#_44:1 / 76. physics / w=~,topics=正準変換；ネーターの定理,other=memo+,s=~,i=~,doc=r-6.1-1~14#5;r-6.1-1~15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1*1 / free# JVEMV6 76#_44:1 / 76. physics / w=~,topics=正準変換；ネーターの定理,other=memo+,s=~,i=~,doc=r-6.1-1~14#5;r-6.1-1~15">
            <text:p>:m RES 1*1 / free# JVEMV6 76#_44:1 / 76. physics / w=~,topics=正準変換；ネーターの定理,other=memo+,s=~,i=~,doc=r-6.1-1~14#5;r-6.1-1~1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1">2021/12/01</text:date>, <text:time>22:00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01T22:00:14.35</dc:date>
    <dc:creator>iwabuchi ken</dc:creator>
    <meta:editing-duration>P40DT14H38M24S</meta:editing-duration>
    <meta:editing-cycles>13910</meta:editing-cycles>
    <meta:document-statistic meta:table-count="1" meta:cell-count="433" meta:object-count="0"/>
  </office:meta>
</office:document-meta>
</file>